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erredDataSourceSqlScriptsTests.databa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txMg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ataSour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ferredDataSourceSqlScriptsTests.assertUsers( JdbcTemplate jdbcTemplate , String ...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dataSour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ferredDataSourceSqlScriptsTests.databa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